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74" table:style-name="ce1">
            <text:p>474</text:p>
          </table:table-cell>
          <table:table-cell table:number-columns-repeated="16383"/>
        </table:table-row>
        <table:table-row table:style-name="ro1">
          <table:table-cell office:value-type="float" office:value="492" table:style-name="ce1">
            <text:p>492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CC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Noeuds</text:p>
          </table:table-cell>
          <table:table-cell office:value-type="string" table:style-name="ce1">
            <text:p>Arete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C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B2]-[.A2]+2*[.C2]" table:style-name="ce1">
            <text:p>4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Halstead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nt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Vocabulaire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62" table:formula="of:= [.B2]+[.D2]" table:style-name="ce1">
            <text:p>62</text:p>
          </table:table-cell>
          <table:table-cell office:value-type="float" office:value="22" table:formula="of:=[.A2]+[.C2]" table:style-name="ce1">
            <text:p>22</text:p>
          </table:table-cell>
          <table:table-cell office:value-type="float" office:value="276.48476035551244" table:formula="of:=[.E2]*LOG([.F2];2)" table:style-name="ce1">
            <text:p>276,4847604</text:p>
          </table:table-cell>
          <table:table-cell office:value-type="float" office:value="27.125" table:formula="of:=([.A2]/2) * ([.D2]/[.C2])" table:style-name="ce1">
            <text:p>27,125</text:p>
          </table:table-cell>
          <table:table-cell office:value-type="float" office:value="7499.6491246432752" table:formula="of:=[.G2]*[.H2]" table:style-name="ce1">
            <text:p>7499,649125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dc:creator>GORGODIAN Valentin</dc:creator>
    <meta:creation-date>2025-10-16T14:06:20Z</meta:creation-date>
    <dc:date>2025-10-16T14:00:20Z</dc:date>
    <meta:editing-cycles>2</meta:editing-cycles>
    <meta:editing-duration>PT594S</meta:editing-duration>
  </office:meta>
</office:document-meta>
</file>